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347" officeooo:paragraph-rsid="0013c347"/>
    </style:style>
    <style:style style:name="P2" style:family="paragraph" style:parent-style-name="Standard">
      <style:text-properties officeooo:rsid="0014fcc1" officeooo:paragraph-rsid="0014fcc1"/>
    </style:style>
    <style:style style:name="P3" style:family="paragraph" style:parent-style-name="Standard">
      <style:text-properties officeooo:rsid="0015deee" officeooo:paragraph-rsid="0015deee"/>
    </style:style>
    <style:style style:name="P4" style:family="paragraph" style:parent-style-name="Standard">
      <style:text-properties fo:font-weight="bold" officeooo:rsid="0013c347" officeooo:paragraph-rsid="0013c347" style:font-weight-asian="bold" style:font-weight-complex="bold"/>
    </style:style>
    <style:style style:name="P5" style:family="paragraph" style:parent-style-name="Standard">
      <style:text-properties fo:font-weight="bold" officeooo:rsid="0014fcc1" officeooo:paragraph-rsid="0014fcc1" style:font-weight-asian="bold" style:font-weight-complex="bold"/>
    </style:style>
    <style:style style:name="P6" style:family="paragraph" style:parent-style-name="Standard">
      <style:text-properties officeooo:rsid="00167f16" officeooo:paragraph-rsid="00167f16"/>
    </style:style>
    <style:style style:name="P7" style:family="paragraph" style:parent-style-name="Header">
      <style:text-properties officeooo:rsid="0015deee" officeooo:paragraph-rsid="0015dee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 18</text:p>
      <text:p text:style-name="P4">INPUT:</text:p>
      <text:p text:style-name="P1">while(True): </text:p>
      <text:p text:style-name="P1"/>
      <text:p text:style-name="P1"><text:tab/>u=input("enter ,r,p,s,:")</text:p>
      <text:p text:style-name="P1"><text:tab/>a={1:'r',2:'p',3:'s'}</text:p>
      <text:p text:style-name="P1"><text:tab/>c=a[random.randint(1,3)]</text:p>
      <text:p text:style-name="P1"><text:tab/>print("i chose",u,"computer chose",c)</text:p>
      <text:p text:style-name="P1"><text:tab/>if(u=='r' or u=='p' or u=='s'):</text:p>
      <text:p text:style-name="P1"><text:tab/><text:tab/>if(u==c):</text:p>
      <text:p text:style-name="P1"><text:tab/><text:tab/><text:tab/>print("tie")</text:p>
      <text:p text:style-name="P1"><text:tab/><text:tab/>elif((u=="p" and c=="s") or (u=="r"and c=="s") or (u=="s" and c=="p") or (u=="p" and c=="r")):</text:p>
      <text:p text:style-name="P1"><text:tab/><text:tab/><text:tab/>print("Computer wins")</text:p>
      <text:p text:style-name="P1"><text:tab/><text:tab/>else:</text:p>
      <text:p text:style-name="P1"><text:tab/><text:tab/><text:tab/>print("I won")</text:p>
      <text:p text:style-name="P1"><text:tab/>else:</text:p>
      <text:p text:style-name="P1"><text:tab/><text:tab/>print("enter a proper key :")</text:p>
      <text:p text:style-name="P1"><text:tab/>A=input("enter 'q' to quit")</text:p>
      <text:p text:style-name="P1"/>
      <text:p text:style-name="P1"><text:tab/>if(A=='q'):</text:p>
      <text:p text:style-name="P1"><text:tab/><text:tab/>exit()</text:p>
      <text:p text:style-name="P1"/>
      <text:p text:style-name="P5">OUTPUT:</text:p>
      <text:p text:style-name="P2">enter ,r,p,s,:t</text:p>
      <text:p text:style-name="P2">i chose t computer chose r</text:p>
      <text:p text:style-name="P2">enter a proper key :</text:p>
      <text:p text:style-name="P2">enter 'q' to quitr</text:p>
      <text:p text:style-name="P2">enter ,r,p,s,:p</text:p>
      <text:p text:style-name="P2">i chose p computer chose s</text:p>
      <text:p text:style-name="P2">Computer wins</text:p>
      <text:p text:style-name="P2">enter 'q' to quits</text:p>
      <text:p text:style-name="P2">enter ,r,p,s,:s</text:p>
      <text:p text:style-name="P2">i chose s computer chose p</text:p>
      <text:p text:style-name="P2">Computer wins</text:p>
      <text:p text:style-name="P2">enter 'q' to quits</text:p>
      <text:p text:style-name="P2">enter ,r,p,s,:s</text:p>
      <text:p text:style-name="P2">i chose s computer chose s</text:p>
      <text:p text:style-name="P2">tie</text:p>
      <text:p text:style-name="P2">enter 'q' to quitq</text:p>
      <text:p text:style-name="P2"/>
      <text:p text:style-name="P2">PROGRAM 19</text:p>
      <text:p text:style-name="P2">INPUT:</text:p>
      <text:p text:style-name="P2">#printing the game 3 times</text:p>
      <text:p text:style-name="P2">import random</text:p>
      <text:p text:style-name="P2">a=['r','p','s']</text:p>
      <text:p text:style-name="P2">d=0</text:p>
      <text:p text:style-name="P2">e=0</text:p>
      <text:p text:style-name="P2">while(True):</text:p>
      <text:p text:style-name="P2"><text:tab/>p=input("enter your choice r/p/s")</text:p>
      <text:p text:style-name="P2"><text:tab/>q=random.choice(a)</text:p>
      <text:p text:style-name="P2"/>
      <text:p text:style-name="P2"><text:tab/>print("you chose",p,"computer chose",q)</text:p>
      <text:p text:style-name="P2"><text:tab/>if(p=='r' or p=='p' or p=='s'):</text:p>
      <text:p text:style-name="P2"><text:tab/><text:tab/>if(p==q):</text:p>
      <text:p text:style-name="P2"><text:soft-page-break/><text:tab/><text:tab/><text:tab/>print("tie")</text:p>
      <text:p text:style-name="P2"><text:tab/><text:tab/>elif((p=='r' and q=='p') or (p=='p' and q=='s')):</text:p>
      <text:p text:style-name="P2"><text:tab/><text:tab/><text:tab/>d=d+1</text:p>
      <text:p text:style-name="P2"><text:tab/><text:tab/><text:tab/>print("computer won",d,"times")</text:p>
      <text:p text:style-name="P2"><text:tab/><text:tab/>else:</text:p>
      <text:p text:style-name="P2"><text:tab/><text:tab/><text:tab/>e=e+1</text:p>
      <text:p text:style-name="P2"><text:tab/><text:tab/><text:tab/>print("i won",e,"times")</text:p>
      <text:p text:style-name="P2"><text:tab/>else:</text:p>
      <text:p text:style-name="P2"><text:tab/><text:tab/>print("give proper input")</text:p>
      <text:p text:style-name="P2"><text:tab/><text:tab/>break</text:p>
      <text:p text:style-name="P2"><text:tab/>if(d==3 or e==3):</text:p>
      <text:p text:style-name="P2"><text:tab/><text:tab/>if(d==3):</text:p>
      <text:p text:style-name="P2"><text:tab/><text:tab/><text:tab/>print("Oh no,computer won")</text:p>
      <text:p text:style-name="P2"><text:tab/><text:tab/>else:</text:p>
      <text:p text:style-name="P2"><text:tab/><text:tab/><text:tab/>print("congrats u won,have a great day")</text:p>
      <text:p text:style-name="P2"><text:tab/><text:tab/>break</text:p>
      <text:p text:style-name="P2"/>
      <text:p text:style-name="P6">OUTPUT:</text:p>
      <text:p text:style-name="P6">enter your choice r/p/sr</text:p>
      <text:p text:style-name="P6">you chose r computer chose p</text:p>
      <text:p text:style-name="P6">computer won 1 times</text:p>
      <text:p text:style-name="P6">enter your choice r/p/ss</text:p>
      <text:p text:style-name="P6">you chose s computer chose s</text:p>
      <text:p text:style-name="P6">tie</text:p>
      <text:p text:style-name="P6">enter your choice r/p/sr</text:p>
      <text:p text:style-name="P6">you chose r computer chose r</text:p>
      <text:p text:style-name="P6">tie</text:p>
      <text:p text:style-name="P6">enter your choice r/p/ss</text:p>
      <text:p text:style-name="P6">you chose s computer chose r</text:p>
      <text:p text:style-name="P6">i won 1 times</text:p>
      <text:p text:style-name="P6">enter your choice r/p/ss</text:p>
      <text:p text:style-name="P6">you chose s computer chose s</text:p>
      <text:p text:style-name="P6">tie</text:p>
      <text:p text:style-name="P6">enter your choice r/p/ss</text:p>
      <text:p text:style-name="P6">you chose s computer chose s</text:p>
      <text:p text:style-name="P6">tie</text:p>
      <text:p text:style-name="P6">enter your choice r/p/ss</text:p>
      <text:p text:style-name="P6">you chose s computer chose r</text:p>
      <text:p text:style-name="P6">i won 2 times</text:p>
      <text:p text:style-name="P6">enter your choice r/p/ss</text:p>
      <text:p text:style-name="P6">you chose s computer chose s</text:p>
      <text:p text:style-name="P6">tie</text:p>
      <text:p text:style-name="P6">enter your choice r/p/ss</text:p>
      <text:p text:style-name="P6">you chose s computer chose p</text:p>
      <text:p text:style-name="P6">i won 3 times</text:p>
      <text:p text:style-name="P6">congrats u won,have a great day</text:p>
      <text:p text:style-name="P2"/>
      <text:p text:style-name="P2"/>
      <text:p text:style-name="P3">PROGRAM 20</text:p>
      <text:p text:style-name="P3">INPUT:</text:p>
      <text:p text:style-name="P3">#printing the game tic-tac toe</text:p>
      <text:p text:style-name="P3">a=['1','2','3','4','5','6','7','8','9']</text:p>
      <text:p text:style-name="P3">#defining the function and printing the board</text:p>
      <text:p text:style-name="P3">def printBoard():</text:p>
      <text:p text:style-name="P3"><text:tab/>print(a[0],"|",a[1],"|",a[2])</text:p>
      <text:p text:style-name="P3"><text:soft-page-break/><text:tab/>print("---------")</text:p>
      <text:p text:style-name="P3"><text:tab/>print(a[3],"|",a[4],"|",a[5])</text:p>
      <text:p text:style-name="P3"><text:tab/>print("---------")</text:p>
      <text:p text:style-name="P3"><text:tab/>print(a[6],"|",a[7],"|",a[8])</text:p>
      <text:p text:style-name="P3"/>
      <text:p text:style-name="P3">playerOneturn=True</text:p>
      <text:p text:style-name="P3">while True:</text:p>
      <text:p text:style-name="P3"><text:tab/>printBoard()</text:p>
      <text:p text:style-name="P3"><text:tab/>p=input("select a place :")</text:p>
      <text:p text:style-name="P3"/>
      <text:p text:style-name="P3"><text:tab/>if(p in a):</text:p>
      <text:p text:style-name="P3"><text:tab/><text:tab/>if(a[int(p)-1]=='X' or [int(p)-1]=='O'):</text:p>
      <text:p text:style-name="P3"><text:tab/><text:tab/><text:tab/>print("place already taken,select other a place")</text:p>
      <text:p text:style-name="P3"><text:tab/><text:tab/><text:tab/>continue</text:p>
      <text:p text:style-name="P3"><text:tab/><text:tab/>else:</text:p>
      <text:p text:style-name="P3"><text:tab/><text:tab/><text:tab/>if playerOneturn:</text:p>
      <text:p text:style-name="P3"><text:tab/><text:tab/><text:tab/><text:tab/>print("player1&gt;&gt;")</text:p>
      <text:p text:style-name="P3"><text:tab/><text:tab/><text:tab/><text:tab/>a[int(p)-1]='X'</text:p>
      <text:p text:style-name="P3"><text:tab/><text:tab/><text:tab/><text:tab/>playerOneturn=not playerOneturn</text:p>
      <text:p text:style-name="P3"><text:tab/><text:tab/><text:tab/>else:</text:p>
      <text:p text:style-name="P3"><text:tab/><text:tab/><text:tab/><text:tab/>print("player2&gt;&gt;")</text:p>
      <text:p text:style-name="P3"><text:tab/><text:tab/><text:tab/><text:tab/>a[int(p)-1]='O'</text:p>
      <text:p text:style-name="P3"><text:tab/><text:tab/><text:tab/><text:tab/>playerOneturn=not playerOneturn</text:p>
      <text:p text:style-name="P3"><text:tab/><text:tab/>for i in(0,3,6):</text:p>
      <text:p text:style-name="P3"><text:tab/><text:tab/><text:tab/>if(a[i]==a[i+1] and a[i]==a[i+2]):</text:p>
      <text:p text:style-name="P3"><text:tab/><text:tab/><text:tab/><text:tab/>print("Game Over")</text:p>
      <text:p text:style-name="P3"><text:tab/><text:tab/><text:tab/><text:tab/>if(a[i]=='X'):</text:p>
      <text:p text:style-name="P3"><text:tab/><text:tab/><text:tab/><text:tab/><text:tab/>print("Congragulations to player1")</text:p>
      <text:p text:style-name="P3"><text:tab/><text:tab/><text:tab/><text:tab/><text:tab/>exit()</text:p>
      <text:p text:style-name="P3"><text:tab/><text:tab/><text:tab/><text:tab/>else:</text:p>
      <text:p text:style-name="P3"><text:tab/><text:tab/><text:tab/><text:tab/><text:tab/>print("Congragulations to player2")</text:p>
      <text:p text:style-name="P3"><text:tab/><text:tab/><text:tab/><text:tab/><text:tab/>exit()</text:p>
      <text:p text:style-name="P3"/>
      <text:p text:style-name="P3"><text:tab/><text:tab/>for i in range(3):</text:p>
      <text:p text:style-name="P3"><text:tab/><text:tab/><text:tab/>if(a[i]==a[i+3] and a[i]==a[i+6]):</text:p>
      <text:p text:style-name="P3"><text:tab/><text:tab/><text:tab/><text:tab/>print("Game Over")</text:p>
      <text:p text:style-name="P3"><text:tab/><text:tab/><text:tab/><text:tab/>if(a[i]=='X'):</text:p>
      <text:p text:style-name="P3"><text:tab/><text:tab/><text:tab/><text:tab/><text:tab/>print("Congragulations to player1")</text:p>
      <text:p text:style-name="P3"><text:tab/><text:tab/><text:tab/><text:tab/><text:tab/>exit()</text:p>
      <text:p text:style-name="P3"><text:tab/><text:tab/><text:tab/><text:tab/>else:</text:p>
      <text:p text:style-name="P3"><text:tab/><text:tab/><text:tab/><text:tab/><text:tab/>print("Congragulations to player2")</text:p>
      <text:p text:style-name="P3"><text:tab/><text:tab/><text:tab/><text:tab/><text:tab/>printboard()</text:p>
      <text:p text:style-name="P3"><text:tab/><text:tab/><text:tab/><text:tab/><text:tab/>exit()</text:p>
      <text:p text:style-name="P3"><text:tab/><text:tab/>if(a[0]==a[4] and a[0]==a[8]):</text:p>
      <text:p text:style-name="P3"><text:tab/><text:tab/><text:tab/>print("Game over")</text:p>
      <text:p text:style-name="P3"><text:tab/><text:tab/><text:tab/>if (a[4]=='X'):</text:p>
      <text:p text:style-name="P3"><text:tab/><text:tab/><text:tab/><text:tab/>print("congragulations to player1")</text:p>
      <text:p text:style-name="P3"><text:tab/><text:tab/><text:tab/><text:tab/>exit()</text:p>
      <text:p text:style-name="P3"><text:tab/><text:tab/><text:tab/>else:</text:p>
      <text:p text:style-name="P3"><text:tab/><text:tab/><text:tab/><text:tab/>print("congragulations to player2")</text:p>
      <text:p text:style-name="P3"><text:tab/><text:tab/><text:tab/><text:tab/>printBoard()</text:p>
      <text:p text:style-name="P3"><text:tab/><text:tab/><text:tab/><text:tab/>exit()</text:p>
      <text:p text:style-name="P3"><text:tab/><text:tab/>if(a[2]==a[4] and a[2]==a[6]):</text:p>
      <text:p text:style-name="P3"><text:tab/><text:tab/><text:tab/>print("Game over")</text:p>
      <text:p text:style-name="P3"><text:tab/><text:tab/><text:tab/>if (a[4]=='X'):</text:p>
      <text:p text:style-name="P3"><text:soft-page-break/><text:tab/><text:tab/><text:tab/><text:tab/>print("congragulations to player1")</text:p>
      <text:p text:style-name="P3"><text:tab/><text:tab/><text:tab/><text:tab/>exit()</text:p>
      <text:p text:style-name="P3"><text:tab/><text:tab/><text:tab/>else:</text:p>
      <text:p text:style-name="P3"><text:tab/><text:tab/><text:tab/><text:tab/>print("congragulations to player2")</text:p>
      <text:p text:style-name="P3"><text:tab/><text:tab/><text:tab/><text:tab/>printBoard()</text:p>
      <text:p text:style-name="P3"><text:tab/><text:tab/><text:tab/><text:tab/>exit()</text:p>
      <text:p text:style-name="P3"><text:tab/>else:</text:p>
      <text:p text:style-name="P3"><text:tab/><text:tab/>print("invalid input")</text:p>
      <text:p text:style-name="P3"><text:tab/><text:tab/>continue</text:p>
      <text:p text:style-name="P3"/>
      <text:p text:style-name="P3">OUTPUT:</text:p>
      <text:p text:style-name="P3">1 | 2 | 3</text:p>
      <text:p text:style-name="P3">---------</text:p>
      <text:p text:style-name="P3">4 | 5 | 6</text:p>
      <text:p text:style-name="P3">---------</text:p>
      <text:p text:style-name="P3">7 | 8 | 9</text:p>
      <text:p text:style-name="P3">select a place :1</text:p>
      <text:p text:style-name="P3">player1&gt;&gt;</text:p>
      <text:p text:style-name="P3">X | 2 | 3</text:p>
      <text:p text:style-name="P3">---------</text:p>
      <text:p text:style-name="P3">4 | 5 | 6</text:p>
      <text:p text:style-name="P3">---------</text:p>
      <text:p text:style-name="P3">7 | 8 | 9</text:p>
      <text:p text:style-name="P3">select a place :3</text:p>
      <text:p text:style-name="P3">player2&gt;&gt;</text:p>
      <text:p text:style-name="P3">X | 2 | O</text:p>
      <text:p text:style-name="P3">---------</text:p>
      <text:p text:style-name="P3">4 | 5 | 6</text:p>
      <text:p text:style-name="P3">---------</text:p>
      <text:p text:style-name="P3">7 | 8 | 9</text:p>
      <text:p text:style-name="P3">select a place :5</text:p>
      <text:p text:style-name="P3">player1&gt;&gt;</text:p>
      <text:p text:style-name="P3">X | 2 | O</text:p>
      <text:p text:style-name="P3">---------</text:p>
      <text:p text:style-name="P3">4 | X | 6</text:p>
      <text:p text:style-name="P3">---------</text:p>
      <text:p text:style-name="P3">7 | 8 | 9</text:p>
      <text:p text:style-name="P3">select a place :6</text:p>
      <text:p text:style-name="P3">player2&gt;&gt;</text:p>
      <text:p text:style-name="P3">X | 2 | O</text:p>
      <text:p text:style-name="P3">---------</text:p>
      <text:p text:style-name="P3">4 | X | O</text:p>
      <text:p text:style-name="P3">---------</text:p>
      <text:p text:style-name="P3">7 | 8 | 9</text:p>
      <text:p text:style-name="P3">select a place :7</text:p>
      <text:p text:style-name="P3">player1&gt;&gt;</text:p>
      <text:p text:style-name="P3">X | 2 | O</text:p>
      <text:p text:style-name="P3">---------</text:p>
      <text:p text:style-name="P3">4 | X | O</text:p>
      <text:p text:style-name="P3">---------</text:p>
      <text:p text:style-name="P3">X | 8 | 9</text:p>
      <text:p text:style-name="P3">select a place :8</text:p>
      <text:p text:style-name="P3">player2&gt;&gt;</text:p>
      <text:p text:style-name="P3">X | 2 | O</text:p>
      <text:p text:style-name="P3">---------</text:p>
      <text:p text:style-name="P3"><text:soft-page-break/>4 | X | O</text:p>
      <text:p text:style-name="P3">---------</text:p>
      <text:p text:style-name="P3">X | O | 9</text:p>
      <text:p text:style-name="P3">select a place :9</text:p>
      <text:p text:style-name="P3">player1&gt;&gt;</text:p>
      <text:p text:style-name="P3">Game over</text:p>
      <text:p text:style-name="P3">congragulations to player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deee" officeooo:paragraph-rsid="0015deee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GRAMMING WITH PYTHON</text:span> <text:s text:c="59"/><text:span text:style-name="MT2">SAHANA B 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1:52:38.390305241</meta:creation-date>
    <dc:date>2018-10-11T12:39:57.522471250</dc:date>
    <meta:editing-duration>PT16M4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5" meta:paragraph-count="215" meta:word-count="589" meta:character-count="3971" meta:non-whitespace-character-count="3275"/>
  </office:meta>
</office:document-meta>
</file>